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E0000006B80AD922CFEC314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3cm" svg:height="1.9cm" svg:x="5.578cm" svg:y="11.5cm">
          <draw:image xlink:href="Pictures/100002010000010E0000006B80AD922CFEC3143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24T15:40:51.887812594</dc:date>
    <meta:editing-duration>PT1M58S</meta:editing-duration>
    <meta:editing-cycles>1</meta:editing-cycles>
    <meta:document-statistic meta:object-count="1"/>
    <meta:generator>LibreOffice/6.0.7.3$Linux_X86_64 LibreOffice_project/00m0$Build-3</meta:generator>
  </office:meta>
</office:document-meta>
</file>